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D0000000F20EBE258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1" fo:font-size="11pt" officeooo:rsid="00348ab8" officeooo:paragraph-rsid="00348ab8" style:font-size-asian="11pt" style:font-size-complex="11pt"/>
    </style:style>
    <style:style style:name="P2" style:family="paragraph" style:parent-style-name="Standard">
      <style:text-properties style:font-name="Liberation Serif1" fo:font-size="11pt" officeooo:rsid="00348ab8" officeooo:paragraph-rsid="00348ab8" style:font-size-asian="11pt" style:font-size-complex="11pt"/>
    </style:style>
    <style:style style:name="P3" style:family="paragraph" style:parent-style-name="Standard" style:list-style-name="L1">
      <style:text-properties style:font-name="Liberation Serif1" fo:font-size="11pt" officeooo:rsid="00348ab8" officeooo:paragraph-rsid="00348ab8" style:font-name-asian="Liberation Serif1" style:font-size-asian="11pt" style:font-name-complex="Liberation Serif1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officeooo:rsid="00380b94" officeooo:paragraph-rsid="00380b94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380b94" officeooo:paragraph-rsid="00380b94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officeooo:paragraph-rsid="000d19df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79a1c" officeooo:paragraph-rsid="00279a1c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officeooo:rsid="00279a1c" officeooo:paragraph-rsid="00279a1c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279a1c" officeooo:paragraph-rsid="002a35af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279a1c" officeooo:paragraph-rsid="003113c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279a1c" officeooo:paragraph-rsid="00348ab8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pt" officeooo:rsid="002a35af" officeooo:paragraph-rsid="002a35af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officeooo:rsid="002a35af" officeooo:paragraph-rsid="003962a2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officeooo:rsid="002a35af" officeooo:paragraph-rsid="002a35af" style:font-size-asian="11pt" style:font-size-complex="11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1pt" officeooo:rsid="003113cb" officeooo:paragraph-rsid="003113cb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1pt" officeooo:rsid="003113cb" officeooo:paragraph-rsid="003113cb" style:font-size-asian="11pt" style:font-size-complex="11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1pt" officeooo:rsid="002e2d68" officeooo:paragraph-rsid="002e2d68" style:font-size-asian="11pt" style:font-size-complex="11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1pt" officeooo:rsid="002e2d68" officeooo:paragraph-rsid="003113cb" style:font-size-asian="11pt" style:font-size-complex="11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1pt" officeooo:rsid="002b00aa" officeooo:paragraph-rsid="002b00aa" style:font-size-asian="11pt" style:font-size-complex="11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1pt" officeooo:rsid="00296ca8" officeooo:paragraph-rsid="00296ca8" style:font-size-asian="11pt" style:font-size-complex="11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1pt" officeooo:rsid="003341ac" officeooo:paragraph-rsid="003962a2" style:font-size-asian="11pt" style:font-size-complex="11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1pt" officeooo:rsid="003341ac" officeooo:paragraph-rsid="003341ac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3341ac" officeooo:paragraph-rsid="003341ac" style:font-size-asian="11pt" style:font-size-complex="11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1pt" officeooo:rsid="00348ab8" officeooo:paragraph-rsid="00348ab8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1pt" officeooo:rsid="00363a08" officeooo:paragraph-rsid="00363a08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363a08" officeooo:paragraph-rsid="00363a08" style:font-size-asian="11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1pt" officeooo:rsid="0037ba9f" officeooo:paragraph-rsid="0037ba9f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rsid="0037ba9f" officeooo:paragraph-rsid="0037ba9f" style:font-size-asian="11pt" style:font-size-complex="11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1pt" officeooo:rsid="003ba7b4" officeooo:paragraph-rsid="003cfa55" style:font-size-asian="11pt" style:font-size-complex="11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1pt" officeooo:rsid="003cfa55" officeooo:paragraph-rsid="003cfa55" style:font-size-asian="11pt" style:font-size-complex="11pt"/>
    </style:style>
    <style:style style:name="P31" style:family="paragraph" style:parent-style-name="Standard">
      <style:paragraph-properties fo:margin-left="1.2902in" fo:margin-right="0in" fo:text-align="start" style:justify-single-word="false" fo:text-indent="0in" style:auto-text-indent="false"/>
      <style:text-properties fo:font-size="11pt" officeooo:rsid="002a35af" officeooo:paragraph-rsid="002a35af" style:font-size-asian="11pt" style:font-size-complex="11pt"/>
    </style:style>
    <style:style style:name="P32" style:family="paragraph" style:parent-style-name="Standard" style:master-page-name="">
      <style:paragraph-properties fo:margin-left="1.2902in" fo:margin-right="0in" fo:text-align="start" style:justify-single-word="false" fo:text-indent="0in" style:auto-text-indent="false" style:page-number="auto"/>
      <style:text-properties fo:font-size="11pt" officeooo:rsid="002a35af" officeooo:paragraph-rsid="002a35af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3113cb"/>
    </style:style>
    <style:style style:name="T3" style:family="text">
      <style:text-properties style:text-position="super 58%" officeooo:rsid="00296ca8"/>
    </style:style>
    <style:style style:name="T4" style:family="text">
      <style:text-properties style:text-position="super 58%" officeooo:rsid="003cfa55"/>
    </style:style>
    <style:style style:name="T5" style:family="text">
      <style:text-properties officeooo:rsid="001016d9"/>
    </style:style>
    <style:style style:name="T6" style:family="text">
      <style:text-properties officeooo:rsid="0026e5b1"/>
    </style:style>
    <style:style style:name="T7" style:family="text">
      <style:text-properties officeooo:rsid="00296ca8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3113cb"/>
    </style:style>
    <style:style style:name="T10" style:family="text">
      <style:text-properties style:text-position="sub 58%" officeooo:rsid="00296ca8"/>
    </style:style>
    <style:style style:name="T11" style:family="text">
      <style:text-properties officeooo:rsid="002a35a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officeooo:rsid="002a6892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2f91cf"/>
    </style:style>
    <style:style style:name="T17" style:family="text">
      <style:text-properties officeooo:rsid="003113cb"/>
    </style:style>
    <style:style style:name="T18" style:family="text">
      <style:text-properties style:font-name="Standard Symbols L"/>
    </style:style>
    <style:style style:name="T19" style:family="text">
      <style:text-properties officeooo:rsid="00361de0"/>
    </style:style>
    <style:style style:name="T20" style:family="text">
      <style:text-properties officeooo:rsid="003a71d9"/>
    </style:style>
    <style:style style:name="T21" style:family="text">
      <style:text-properties officeooo:rsid="003cfa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Quiz</text:span> #<text:span text:style-name="T6">2</text:span>:<text:span text:style-name="T6"> Electrical Potential, Electrical Potential Energy, and Gauss's Law</text:span></text:p>
      <text:p text:style-name="P7"/>
      <text:list xml:id="list278266991119472828" text:style-name="L1">
        <text:list-item>
          <text:p text:style-name="P8">A metal sphere has a charge of 2 nC, and a radius of 0.0<text:span text:style-name="T11">6</text:span> m. <text:s/>What is the electric potential at a point 0.0<text:span text:style-name="T11">9</text:span> m from the center of the sphere?</text:p>
          <text:list>
            <text:list-item>
              <text:p text:style-name="P12">0 V</text:p>
            </text:list-item>
            <text:list-item>
              <text:p text:style-name="P12">100 V</text:p>
            </text:list-item>
            <text:list-item>
              <text:p text:style-name="P12">200 V</text:p>
            </text:list-item>
            <text:list-item>
              <text:p text:style-name="P12">300 V</text:p>
            </text:list-item>
            <text:list-item>
              <text:p text:style-name="P12">None of the Above</text:p>
            </text:list-item>
          </text:list>
        </text:list-item>
      </text:list>
      <text:p text:style-name="P14"/>
      <text:list xml:id="list73601197325789" text:continue-numbering="true" text:style-name="L1">
        <text:list-item>
          <text:p text:style-name="P12">Which of the following <text:span text:style-name="T14">statements are</text:span> true <text:span text:style-name="T14">concerning</text:span> the <text:span text:style-name="T13">Electric Field</text:span> and the <text:span text:style-name="T15">Electric Potential</text:span> inside a conductor?</text:p>
        </text:list-item>
      </text:list>
      <text:p text:style-name="P32">I. The electric field inside a conductor is constant throughout the conductor.</text:p>
      <text:p text:style-name="P31">II. The electric field inside a conductor is 0 N/C.</text:p>
      <text:p text:style-name="P31">III. The electric potential inside a conductor is constant throughout the conductor.</text:p>
      <text:list xml:id="list73600507700674" text:continue-numbering="true" text:style-name="L1">
        <text:list-item>
          <text:list>
            <text:list-item>
              <text:p text:style-name="P12">I only</text:p>
            </text:list-item>
            <text:list-item>
              <text:p text:style-name="P12">II only</text:p>
            </text:list-item>
            <text:list-item>
              <text:p text:style-name="P12">III only</text:p>
            </text:list-item>
            <text:list-item>
              <text:p text:style-name="P12">II and III only</text:p>
            </text:list-item>
            <text:list-item>
              <text:p text:style-name="P13">I, II, and III</text:p>
            </text:list-item>
          </text:list>
        </text:list-item>
      </text:list>
      <text:p text:style-name="P9"/>
      <text:list xml:id="list73600651257826" text:continue-numbering="true" text:style-name="L1">
        <text:list-item>
          <text:p text:style-name="P8">An electron is placed in an electric field. <text:s/>The electric potential at the electron's position is 200V. <text:s/>What is the <text:span text:style-name="T16">magnitude of the</text:span> potential energy of the electron?</text:p>
          <text:list>
            <text:list-item>
              <text:p text:style-name="P15">3.6 x 10<text:span text:style-name="T1">-38</text:span> J</text:p>
            </text:list-item>
            <text:list-item>
              <text:p text:style-name="P17">8 x 10<text:span text:style-name="T1">-20</text:span> J</text:p>
            </text:list-item>
            <text:list-item>
              <text:p text:style-name="P19">3.2 x 10<text:span text:style-name="T1">-17</text:span> J</text:p>
            </text:list-item>
            <text:list-item>
              <text:p text:style-name="P18">8 x 10<text:span text:style-name="T1">-</text:span><text:span text:style-name="T2">12</text:span> J</text:p>
            </text:list-item>
            <text:list-item>
              <text:p text:style-name="P15">None of the above</text:p>
            </text:list-item>
          </text:list>
        </text:list-item>
      </text:list>
      <text:p text:style-name="P10"/>
      <text:list xml:id="list73601073923143" text:continue-numbering="true" text:style-name="L1">
        <text:list-item>
          <text:p text:style-name="P8"><text:span text:style-name="T17">Two </text:span>point-charge<text:span text:style-name="T17">s, </text:span>q<text:span text:style-name="T9">1</text:span>=<text:span text:style-name="T17">9</text:span> x 10<text:span text:style-name="T1">-</text:span><text:span text:style-name="T2">9</text:span> <text:span text:style-name="T7">C and q</text:span><text:span text:style-name="T10">2</text:span><text:span text:style-name="T7"> = 1 x 10</text:span><text:span text:style-name="T3">-</text:span><text:span text:style-name="T2">9</text:span><text:span text:style-name="T7"> are placed 0.09 m apart. <text:s/>What is the electrical potential energy of this configuration?</text:span></text:p>
        </text:list-item>
      </text:list>
      <text:section text:style-name="Sect1" text:name="Section1">
        <text:list xml:id="list73600747672568" text:continue-numbering="true" text:style-name="L1">
          <text:list-item>
            <text:list>
              <text:list-item>
                <text:p text:style-name="P15"><text:span text:style-name="T7">9 </text:span>x 10<text:span text:style-name="T1">-7</text:span> J</text:p>
              </text:list-item>
              <text:list-item>
                <text:p text:style-name="P15">1 x 10<text:span text:style-name="T1">-5</text:span> J</text:p>
              </text:list-item>
              <text:list-item>
                <text:p text:style-name="P15">3 x 10<text:span text:style-name="T1">-2</text:span> J</text:p>
              </text:list-item>
              <text:list-item>
                <text:p text:style-name="P15">2 x 10<text:span text:style-name="T1">-1</text:span> J</text:p>
              </text:list-item>
              <text:list-item>
                <text:p text:style-name="P15">1 J</text:p>
              </text:list-item>
            </text:list>
          </text:list-item>
        </text:list>
      </text:section>
      <text:p text:style-name="P16"/>
      <text:list xml:id="list73601525644560" text:continue-numbering="true" text:style-name="L1">
        <text:list-item>
          <text:p text:style-name="P20">A particle of charge q<text:span text:style-name="T8">a</text:span> = 4 x 10<text:span text:style-name="T1">-5</text:span> C is placed 1 meter from a fixed charge, q<text:span text:style-name="T8">b</text:span> = 2 x 10<text:span text:style-name="T1">-3</text:span> C and released. <text:s/>How much potential energy would charge A have when it has moved very far from charge B?</text:p>
          <text:list>
            <text:list-item>
              <text:p text:style-name="P21">0 J</text:p>
            </text:list-item>
            <text:list-item>
              <text:p text:style-name="P22">8 x 10<text:span text:style-name="T1">-8</text:span> J</text:p>
            </text:list-item>
            <text:list-item>
              <text:p text:style-name="P22">720 J</text:p>
            </text:list-item>
            <text:list-item>
              <text:p text:style-name="P22">3.6 x 10<text:span text:style-name="T1">5</text:span> J</text:p>
            </text:list-item>
            <text:list-item>
              <text:p text:style-name="P21">9 x 10<text:span text:style-name="T1">9</text:span> J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list xml:id="list73601405373300" text:continue-numbering="true" text:style-name="L1">
        <text:list-item>
          <text:p text:style-name="P24"><text:soft-page-break/>An infinitely long, thin wire has a charge density of <text:span text:style-name="T18">l. </text:span><text:s/>What is the correct expression for the electrical field a distance of <text:span text:style-name="T12">r</text:span> from the wire?</text:p>
          <text:list>
            <text:list-item>
              <text:p text:style-name="P1"><draw:frame draw:style-name="fr2" draw:name="Object1" text:anchor-type="as-char" svg:width="0.5673in" svg:height="0.4189in" draw:z-index="2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</text:list-item>
      </text:list>
      <text:p text:style-name="P2"/>
      <text:list xml:id="list73601964310621" text:continue-numbering="true" text:style-name="L1">
        <text:list-item>
          <text:list>
            <text:list-item>
              <text:p text:style-name="P1"><draw:frame draw:style-name="fr2" draw:name="Object2" text:anchor-type="as-char" svg:width="0.5673in" svg:height="0.4189in" draw:z-index="3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</text:list>
        </text:list-item>
      </text:list>
      <text:p text:style-name="P2"/>
      <text:list xml:id="list73600576939953" text:continue-numbering="true" text:style-name="L1">
        <text:list-item>
          <text:list>
            <text:list-item>
              <text:p text:style-name="P1"><draw:frame draw:style-name="fr2" draw:name="Object3" text:anchor-type="as-char" svg:width="0.5673in" svg:height="0.4189in" draw:z-index="4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</text:list>
        </text:list-item>
      </text:list>
      <text:p text:style-name="P2"/>
      <text:list xml:id="list73601415707434" text:continue-numbering="true" text:style-name="L1">
        <text:list-item>
          <text:list>
            <text:list-item>
              <text:p text:style-name="P1"><draw:frame draw:style-name="fr2" draw:name="Object5" text:anchor-type="as-char" svg:width="0.8193in" svg:height="0.4189in" draw:z-index="5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</text:list>
        </text:list-item>
      </text:list>
      <text:p text:style-name="P2"/>
      <text:list xml:id="list73601585066484" text:continue-numbering="true" text:style-name="L1">
        <text:list-item>
          <text:list>
            <text:list-item>
              <text:p text:style-name="P3">∞</text:p>
            </text:list-item>
          </text:list>
        </text:list-item>
      </text:list>
      <text:p text:style-name="P11"/>
      <text:p text:style-name="P7"/>
      <text:list xml:id="list73600943610175" text:continue-numbering="true" text:style-name="L1">
        <text:list-item>
          <text:p text:style-name="P8"><text:s/><text:span text:style-name="T19">The electric field 2 meters from a point charge is 400 N/C. <text:s/>What is the electrical potential at this point?</text:span></text:p>
        </text:list-item>
      </text:list>
      <text:section text:style-name="Sect2" text:name="Section2">
        <text:list xml:id="list73600698708022" text:continue-numbering="true" text:style-name="L1">
          <text:list-item>
            <text:list>
              <text:list-item>
                <text:p text:style-name="P25">200 V</text:p>
              </text:list-item>
              <text:list-item>
                <text:p text:style-name="P25">400 V</text:p>
              </text:list-item>
              <text:list-item>
                <text:p text:style-name="P25">600 V</text:p>
              </text:list-item>
              <text:list-item>
                <text:p text:style-name="P25"><text:span text:style-name="T19">8</text:span>00 V</text:p>
              </text:list-item>
              <text:list-item>
                <text:p text:style-name="P25">1600 V</text:p>
              </text:list-item>
            </text:list>
          </text:list-item>
        </text:list>
      </text:section>
      <text:p text:style-name="P26"/>
      <text:list xml:id="list73601419598738" text:continue-numbering="true" text:style-name="L1">
        <text:list-item>
          <text:p text:style-name="P27">A electron has 0 J of electrical potential energy. <text:s/>The electron could be - </text:p>
          <text:list>
            <text:list-item>
              <text:list>
                <text:list-header>
                  <text:p text:style-name="P27">I. Very far away from all other charges.</text:p>
                  <text:p text:style-name="P27">II. Halfway between a positive charge and a negative charge of equal magnitude.</text:p>
                  <text:p text:style-name="P27">III. Very close to a positive charge.</text:p>
                </text:list-header>
              </text:list>
            </text:list-item>
            <text:list-item>
              <text:p text:style-name="P27">I only</text:p>
            </text:list-item>
            <text:list-item>
              <text:p text:style-name="P27">II only</text:p>
            </text:list-item>
            <text:list-item>
              <text:p text:style-name="P27">III only</text:p>
            </text:list-item>
            <text:list-item>
              <text:p text:style-name="P27">I and II only</text:p>
            </text:list-item>
            <text:list-item>
              <text:p text:style-name="P27">II and III only</text:p>
            </text:list-item>
          </text:list>
        </text:list-item>
      </text:list>
      <text:p text:style-name="P28"/>
      <text:list xml:id="list73601044630021" text:continue-numbering="true" text:style-name="L1">
        <text:list-item>
          <text:p text:style-name="P4">Cell phones use changes in electric fields to send and receive messages (or more accurately, electromagnetic fields. For the purposes of this question, any magnetic effects can be ignored). A cell phone is placed inside a hollow metal ball. <text:s/>What will happen to the cell phone?</text:p>
          <text:list>
            <text:list-item>
              <text:p text:style-name="P4">The phone will be able to send and receive messages normally.</text:p>
            </text:list-item>
            <text:list-item>
              <text:p text:style-name="P4">The phone will be able to send, but not <text:span text:style-name="T20">receive</text:span> messages.</text:p>
            </text:list-item>
            <text:list-item>
              <text:p text:style-name="P4">The phone will be able to <text:span text:style-name="T20">receive</text:span>, but not send messages.</text:p>
            </text:list-item>
            <text:list-item>
              <text:p text:style-name="P4">The phone will be able to <text:span text:style-name="T20">neither </text:span>send nor <text:span text:style-name="T20">receive</text:span> messages.</text:p>
            </text:list-item>
            <text:list-item>
              <text:p text:style-name="P4">It is impossible to predict the effect.</text:p>
            </text:list-item>
          </text:list>
        </text:list-item>
      </text:list>
      <text:p text:style-name="P5"/>
      <text:list xml:id="list73601165317796" text:continue-numbering="true" text:style-name="L1">
        <text:list-item>
          <text:p text:style-name="P29">An oil drop of mass m=<text:span text:style-name="T21">9</text:span> x 10<text:span text:style-name="T1">-</text:span><text:span text:style-name="T4">6</text:span> kg is placed in an electric field, E= <text:span text:style-name="T21">3</text:span>00 N/C directed upward. <text:s/>If the oil drop remains stationary, hovering, what is the charge of the drop?</text:p>
          <text:p text:style-name="P29"><text:span text:style-name="T21">(you may use g = 10 m/s</text:span><text:span text:style-name="T4">2</text:span><text:span text:style-name="T21"> to simplify calculations)</text:span></text:p>
          <text:list>
            <text:list-item>
              <text:p text:style-name="P30">1.8 x 10<text:span text:style-name="T1">3</text:span> C</text:p>
            </text:list-item>
            <text:list-item>
              <text:p text:style-name="P30">3.333 x 10<text:span text:style-name="T1">-3 </text:span>C</text:p>
            </text:list-item>
            <text:list-item>
              <text:p text:style-name="P30">3 x 10<text:span text:style-name="T1">-7</text:span> C</text:p>
            </text:list-item>
            <text:list-item>
              <text:p text:style-name="P30">9 x 10<text:span text:style-name="T1">-15</text:span> C</text:p>
            </text:list-item>
            <text:list-item>
              <text:p text:style-name="P30">It is impossible to tel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283in" svg:y="-0.2028in" svg:width="0.4299in" svg:height="0.5in" draw:z-index="1"><draw:image xlink:href="Pictures/10000201000000D0000000F20EBE2582.png" xlink:type="simple" xlink:show="embed" xlink:actuate="onLoad"/></draw:frame> <text:s text:c="11"/>Name:<text:tab/><text:tab/><text:date style:data-style-name="N37" text:date-value="2013-09-06T07:36:00.151377716" text:date-adjust="PT24H00M00S">09/07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06:57:47.588695111</meta:creation-date>
    <meta:editing-duration>PT2H33M52S</meta:editing-duration>
    <meta:editing-cycles>48</meta:editing-cycles>
    <meta:generator>LibreOffice/4.1.0.4$Linux_X86_64 LibreOffice_project/410$Build-4</meta:generator>
    <meta:initial-creator>Jonas Williamson</meta:initial-creator>
    <dc:date>2013-09-06T07:36:00.060559389</dc:date>
    <dc:creator>Jonas Williamson</dc:creator>
    <meta:document-statistic meta:table-count="0" meta:image-count="1" meta:object-count="4" meta:page-count="2" meta:paragraph-count="70" meta:word-count="614" meta:character-count="2862" meta:non-whitespace-character-count="2349"/>
  </office:meta>
</office:document-meta>
</file>

<file path=Object 1/content.xml><?xml version="1.0" encoding="utf-8"?>
<math xmlns="http://www.w3.org/1998/Math/MathML">
  <semantics>
    <mrow>
      <mfrac>
        <mi>λ</mi>
        <mrow>
          <mn>2</mn>
          <mi>π</mi>
          <msub>
            <mi>ε</mi>
            <mi>o</mi>
          </msub>
          <mi>r</mi>
        </mrow>
      </mfrac>
    </mrow>
    <annotation encoding="StarMath 5.0">λ over { 2 π ε sub o r}</annotation>
  </semantics>
</math>
</file>

<file path=Object 2/content.xml><?xml version="1.0" encoding="utf-8"?>
<math xmlns="http://www.w3.org/1998/Math/MathML">
  <semantics>
    <mrow>
      <mfrac>
        <mrow>
          <mi>λ</mi>
          <mi>l</mi>
        </mrow>
        <mrow>
          <mn>2</mn>
          <mi>π</mi>
          <msub>
            <mi>ε</mi>
            <mi>o</mi>
          </msub>
          <mi>r</mi>
        </mrow>
      </mfrac>
    </mrow>
    <annotation encoding="StarMath 5.0">{λ l} over { 2 π ε sub o r}</annotation>
  </semantics>
</math>
</file>

<file path=Object 3/content.xml><?xml version="1.0" encoding="utf-8"?>
<math xmlns="http://www.w3.org/1998/Math/MathML">
  <semantics>
    <mrow>
      <mfrac>
        <mrow>
          <mn>2</mn>
          <mi>π</mi>
          <msub>
            <mi>ε</mi>
            <mi>o</mi>
          </msub>
          <mi>r</mi>
        </mrow>
        <mi>λ</mi>
      </mfrac>
    </mrow>
    <annotation encoding="StarMath 5.0">  { 2 π ε sub o r} over λ</annotation>
  </semantics>
</math>
</file>

<file path=Object 5/content.xml><?xml version="1.0" encoding="utf-8"?>
<math xmlns="http://www.w3.org/1998/Math/MathML">
  <semantics>
    <mrow>
      <mi>λ</mi>
      <mrow>
        <mo stretchy="false">∮</mo>
        <mn>2</mn>
      </mrow>
      <mfrac>
        <mi>π</mi>
        <msub>
          <mi>ε</mi>
          <mi>o</mi>
        </msub>
      </mfrac>
      <mi mathvariant="italic">dA</mi>
    </mrow>
    <annotation encoding="StarMath 5.0">λ lint 2 π over ε sub o dA</annotation>
  </semantics>
</math>
</file>